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04c49" officeooo:paragraph-rsid="00104c49"/>
    </style:style>
    <style:style style:name="P2" style:family="paragraph" style:parent-style-name="Standard">
      <style:text-properties officeooo:rsid="00104c49" officeooo:paragraph-rsid="001151fb"/>
    </style:style>
    <style:style style:name="P3" style:family="paragraph" style:parent-style-name="Standard">
      <style:text-properties officeooo:rsid="00104c49" officeooo:paragraph-rsid="0015247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4c49" officeooo:paragraph-rsid="00104c49" style:font-weight-asian="bold" style:font-weight-complex="bold"/>
    </style:style>
    <style:style style:name="P5" style:family="paragraph" style:parent-style-name="Standard">
      <style:text-properties officeooo:rsid="00184f39" officeooo:paragraph-rsid="00184f39"/>
    </style:style>
    <style:style style:name="P6" style:family="paragraph" style:parent-style-name="Standard">
      <style:text-properties officeooo:rsid="00184f39" officeooo:paragraph-rsid="00190328"/>
    </style:style>
    <style:style style:name="T1" style:family="text">
      <style:text-properties officeooo:rsid="001151fb"/>
    </style:style>
    <style:style style:name="T2" style:family="text">
      <style:text-properties officeooo:rsid="0015247d"/>
    </style:style>
    <style:style style:name="T3" style:family="text">
      <style:text-properties officeooo:rsid="001672fc"/>
    </style:style>
    <style:style style:name="T4" style:family="text">
      <style:text-properties officeooo:rsid="00190328"/>
    </style:style>
    <style:style style:name="T5" style:family="text">
      <style:text-properties officeooo:rsid="00104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ks</text:p>
      <text:p text:style-name="P1"/>
      <text:p text:style-name="P5">Session 1-4:</text:p>
      <text:p text:style-name="P1"/>
      <text:p text:style-name="P3">Sleep:<text:tab/><text:tab/><text:tab/><text:a xlink:type="simple" xlink:href="https://neurocog.fernuni.ch/surveys/index.php/744167?newtest=Y&amp;lang=de" text:style-name="Internet_20_link" text:visited-style-name="Visited_20_Internet_20_Link"><text:span text:style-name="T2">https://neurocog.fernuni.ch/surveys/index.php/744167?newtest=Y&amp;lang=de</text:span></text:a></text:p>
      <text:p text:style-name="P3"/>
      <text:p text:style-name="P1"/>
      <text:p text:style-name="P1"/>
      <text:p text:style-name="P6"><text:span text:style-name="T4">Session 1:</text:span></text:p>
      <text:p text:style-name="P6"/>
      <text:p text:style-name="P6"><text:span text:style-name="T5">Consent:<text:tab/><text:tab/></text:span><text:a xlink:type="simple" xlink:href="https://neurocog.fernuni.ch/surveys/index.php/635292?lang=de" text:style-name="Internet_20_link" text:visited-style-name="Visited_20_Internet_20_Link"><text:span text:style-name="T5">https://neurocog.fernuni.ch/surveys/index.php/635292?lang=de</text:span></text:a></text:p>
      <text:p text:style-name="P6"/>
      <text:p text:style-name="P6"/>
      <text:p text:style-name="P6"/>
      <text:p text:style-name="P6">Session 2:</text:p>
      <text:p text:style-name="P1"/>
      <text:p text:style-name="P2">IPAQ:<text:tab/><text:tab/><text:tab/><text:a xlink:type="simple" xlink:href="https://neurocog.fernuni.ch/surveys/index.php/741954?lang=de" text:style-name="Internet_20_link" text:visited-style-name="Visited_20_Internet_20_Link"><text:span text:style-name="T1">https://neurocog.fernuni.ch/surveys/index.php/741954?lang=de</text:span></text:a></text:p>
      <text:p text:style-name="P1"/>
      <text:p text:style-name="P1"/>
      <text:p text:style-name="P1"/>
      <text:p text:style-name="P5">Session 1 oder 3</text:p>
      <text:p text:style-name="P1"/>
      <text:p text:style-name="P1">Browser game:<text:tab/><text:a xlink:type="simple" xlink:href="https://www.websudoku.com/" text:style-name="Internet_20_link" text:visited-style-name="Visited_20_Internet_20_Link">https://</text:a><text:a xlink:type="simple" xlink:href="https://www.websudoku.com/" text:style-name="Internet_20_link" text:visited-style-name="Visited_20_Internet_20_Link"><text:span text:style-name="T3">www.websudoku.com/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07:36:29.555142882</meta:creation-date>
    <dc:date>2021-10-19T18:11:41.806750055</dc:date>
    <meta:editing-duration>PT1H32M51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1" meta:paragraph-count="9" meta:word-count="20" meta:character-count="310" meta:non-whitespace-character-count="294"/>
  </office:meta>
</office:document-meta>
</file>